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Number of points/points to be searched</text:p>
          </table:table-cell>
          <table:table-cell office:value-type="string" table:style-name="ce2">
            <text:p>List Search [ms]</text:p>
          </table:table-cell>
          <table:table-cell office:value-type="string" table:style-name="ce2">
            <text:p>Tree Search [ms]</text:p>
          </table:table-cell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n=50, x=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style-name="ce1">
            <draw:frame draw:z-index="1" draw:id="id0" draw:style-name="a0" draw:name="Diagramm 1" svg:x="0.21341in" svg:y="0.18869in" svg:width="11.03622in" svg:height="5.670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=100, x=5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=200, x=100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=400, x=200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=800, x=400</text:p>
          </table:table-cell>
          <table:table-cell office:value-type="float" office:value="56" table:style-name="ce2">
            <text:p>56</text:p>
          </table:table-cell>
          <table:table-cell office:value-type="float" office:value="5" table:style-name="ce2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=1600, x=800</text:p>
          </table:table-cell>
          <table:table-cell office:value-type="float" office:value="141" table:style-name="ce2">
            <text:p>141</text:p>
          </table:table-cell>
          <table:table-cell office:value-type="float" office:value="6" table:style-name="ce2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=3200, x=1600</text:p>
          </table:table-cell>
          <table:table-cell office:value-type="float" office:value="471" table:style-name="ce2">
            <text:p>471</text:p>
          </table:table-cell>
          <table:table-cell office:value-type="float" office:value="11" table:style-name="ce2">
            <text:p>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=6400, x=3200</text:p>
          </table:table-cell>
          <table:table-cell office:value-type="float" office:value="1805" table:style-name="ce2">
            <text:p>1805</text:p>
          </table:table-cell>
          <table:table-cell office:value-type="float" office:value="11" table:style-name="ce2">
            <text:p>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=12800, x=6400</text:p>
          </table:table-cell>
          <table:table-cell office:value-type="float" office:value="7044" table:style-name="ce2">
            <text:p>7044</text:p>
          </table:table-cell>
          <table:table-cell office:value-type="float" office:value="21" table:style-name="ce2">
            <text:p>2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=25600, x=12800</text:p>
          </table:table-cell>
          <table:table-cell office:value-type="float" office:value="27881" table:style-name="ce2">
            <text:p>27881</text:p>
          </table:table-cell>
          <table:table-cell office:value-type="float" office:value="31" table:style-name="ce2">
            <text:p>31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Tabelle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meta:initial-creator>Adrianus Kleemans</meta:initial-creator>
    <dc:creator>Aebi, Cedric Marc (STUDENTS)</dc:creator>
    <meta:creation-date>2011-03-30T01:35:20Z</meta:creation-date>
    <dc:date>2018-03-27T20:26:39Z</dc:date>
    <meta:editing-cycles>8</meta:editing-cycles>
    <meta:editing-duration>PT213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9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408.2457480314961pt" svg:width="794.60779527559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Zeit [m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zahl Elemente</text:p>
            </chart:title>
            <chart:categories table:cell-range-address="Tabelle1.$A$2:.$A$12"/>
          </chart:axis>
          <chart:series chart:label-cell-address="Tabelle1.$B$1" chart:values-cell-range-address="Tabelle1.$B$2:.$B$11" chart:class="chart:line" chart:attached-axis="primary-y" chart:style-name="G0S0">
            <chart:data-point chart:repeated="10"/>
          </chart:series>
          <chart:series chart:label-cell-address="Tabelle1.$C$1" chart:values-cell-range-address="Tabelle1.$C$2:.$C$11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